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/>
    <style:font-face style:name="思源黑体" svg:font-family="思源黑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7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padding="0.071cm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0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ce11" style:family="table-cell" style:parent-style-name="Default">
      <style:table-cell-properties fo:background-color="transparent" fo:padding="0.071cm"/>
      <style:text-properties fo:color="#000000">
        <loext:char-complex-color loext:theme-type="dark1" loext:color-type="theme">
          <loext:transformation loext:type="lumoff" loext:value="0"/>
        </loext:char-complex-color>
      </style:text-properties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>
        <loext:char-complex-color loext:theme-type="dark1" loext:color-type="theme">
          <loext:transformation loext:type="lumoff" loext:value="0"/>
        </loext:char-complex-color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5-bit" table:style-name="ta1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(5,m)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eg-1</text:p>
          </table:table-cell>
          <table:table-cell office:value-type="string" calcext:value-type="string">
            <text:p>Seg-2</text:p>
          </table:table-cell>
          <table:table-cell office:value-type="string" calcext:value-type="string">
            <text:p>(Num2,Num3)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5.6508" calcext:value-type="float">
            <text:p>35.6508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(1,1)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5.6508" calcext:value-type="float">
            <text:p>35.6508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(1,1)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5.6508" calcext:value-type="float">
            <text:p>35.6508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(1,1)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5.6508" calcext:value-type="float">
            <text:p>35.6508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(1,1)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1.533" calcext:value-type="float">
            <text:p>31.533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(1,1)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1.533" calcext:value-type="float">
            <text:p>31.533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(1,1)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5.1398" calcext:value-type="float">
            <text:p>25.139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1,1)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5.1398" calcext:value-type="float">
            <text:p>25.139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1,1)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.511" calcext:value-type="float">
            <text:p>10.511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(1,1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.1178" calcext:value-type="float">
            <text:p>4.117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1,1)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(1,1)</text:p>
          </table:table-cell>
        </table:table-row>
      </table:table>
      <table:table table:name="6-bit" table:style-name="ta1"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(6,m)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eg-1</text:p>
          </table:table-cell>
          <table:table-cell table:style-name="ce2" office:value-type="string" calcext:value-type="string">
            <text:p>Seg-2</text:p>
          </table:table-cell>
          <table:table-cell office:value-type="string" calcext:value-type="string">
            <text:p>Seg-3</text:p>
          </table:table-cell>
          <table:table-cell office:value-type="string" calcext:value-type="string">
            <text:p>(Num2,Num3)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7.0602" calcext:value-type="float">
            <text:p>37.060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3,0)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7.0602" calcext:value-type="float">
            <text:p>37.060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3,0)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7.0602" calcext:value-type="float">
            <text:p>37.060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3,0)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7.0602" calcext:value-type="float">
            <text:p>37.060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3,0)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2.9424" calcext:value-type="float">
            <text:p>32.9424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3,0)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2.9424" calcext:value-type="float">
            <text:p>32.9424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3,0)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4.7068" calcext:value-type="float">
            <text:p>24.706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3,0)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4.7068" calcext:value-type="float">
            <text:p>24.706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3,0)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.3534" calcext:value-type="float">
            <text:p>12.3534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3,0)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.511" calcext:value-type="float">
            <text:p>10.51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table:style-name="Default"/>
          <table:table-cell office:value-type="string" calcext:value-type="string">
            <text:p>(0,2)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.1178" calcext:value-type="float">
            <text:p>4.117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3,0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.1178" calcext:value-type="float">
            <text:p>4.117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3,0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table:style-name="Default"/>
          <table:table-cell office:value-type="string" calcext:value-type="string">
            <text:p>(0,2)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</table:table-row>
      </table:table>
      <table:table table:name="7-bit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7-bi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eg-1</text:p>
          </table:table-cell>
          <table:table-cell office:value-type="string" calcext:value-type="string">
            <text:p>Seg-2</text:p>
          </table:table-cell>
          <table:table-cell office:value-type="string" calcext:value-type="string">
            <text:p>Seg-3</text:p>
          </table:table-cell>
          <table:table-cell office:value-type="string" calcext:value-type="string">
            <text:p>(Num2,Num3)</text:p>
          </table:table-cell>
          <table:table-cell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69.0262" calcext:value-type="float">
            <text:p>69.026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(2,1)</text:p>
          </table:table-cell>
          <table:table-cell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69.0262" calcext:value-type="float">
            <text:p>69.026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(2,1)</text:p>
          </table:table-cell>
          <table:table-cell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69.0262" calcext:value-type="float">
            <text:p>69.026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(2,1)</text:p>
          </table:table-cell>
          <table:table-cell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69.0262" calcext:value-type="float">
            <text:p>69.026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(2,1)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64.9084" calcext:value-type="float">
            <text:p>64.9084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(2,1)</text:p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64.9084" calcext:value-type="float">
            <text:p>64.9084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(2,1)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56.6728" calcext:value-type="float">
            <text:p>56.6728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(2,1)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6.6728" calcext:value-type="float">
            <text:p>56.6728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(2,1)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3.8864" calcext:value-type="float">
            <text:p>43.8864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1)</text:p>
          </table:table-cell>
          <table:table-cell/>
        </table:table-row>
        <table:table-row table:style-name="ro1"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35.6508" calcext:value-type="float">
            <text:p>35.6508</text:p>
          </table:table-cell>
          <table:table-cell table:style-name="ce11" office:value-type="float" office:value="-7" calcext:value-type="float">
            <text:p>-7</text:p>
          </table:table-cell>
          <table:table-cell table:style-name="ce11" office:value-type="float" office:value="-5" calcext:value-type="float">
            <text:p>-5</text:p>
          </table:table-cell>
          <table:table-cell table:style-name="ce11" office:value-type="float" office:value="-2" calcext:value-type="float">
            <text:p>-2</text:p>
          </table:table-cell>
          <table:table-cell table:style-name="ce12" office:value-type="string" calcext:value-type="string">
            <text:p>(2,1)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5.1398" calcext:value-type="float">
            <text:p>25.1398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1)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2.3534" calcext:value-type="float">
            <text:p>12.3534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1)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.1178" calcext:value-type="float">
            <text:p>4.1178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1)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.1178" calcext:value-type="float">
            <text:p>4.1178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1)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(2,1)</text:p>
          </table:table-cell>
          <table:table-cell/>
        </table:table-row>
      </table:table>
      <table:table table:name="8-bit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8-bit</text:p>
          </table:table-cell>
          <table:table-cell office:value-type="string" calcext:value-type="string">
            <text:p>Power</text:p>
          </table:table-cell>
          <table:table-cell table:style-name="ce2" office:value-type="string" calcext:value-type="string">
            <text:p>Seg-1</text:p>
          </table:table-cell>
          <table:table-cell table:style-name="ce2" office:value-type="string" calcext:value-type="string">
            <text:p>Seg-2</text:p>
          </table:table-cell>
          <table:table-cell office:value-type="string" calcext:value-type="string">
            <text:p>Seg-3</text:p>
          </table:table-cell>
          <table:table-cell table:style-name="Default" office:value-type="string" calcext:value-type="string">
            <text:p>Seg-4</text:p>
          </table:table-cell>
          <table:table-cell office:value-type="string" calcext:value-type="string">
            <text:p>(Num2,Num3)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5.8848" calcext:value-type="float">
            <text:p>65.8848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0)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65.8848" calcext:value-type="float">
            <text:p>65.8848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0)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65.8848" calcext:value-type="float">
            <text:p>65.8848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0)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65.8848" calcext:value-type="float">
            <text:p>65.8848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0)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61.767" calcext:value-type="float">
            <text:p>61.767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0)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61.767" calcext:value-type="float">
            <text:p>61.767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0)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3.5314" calcext:value-type="float">
            <text:p>53.5314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0)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53.5314" calcext:value-type="float">
            <text:p>53.5314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0)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1.178" calcext:value-type="float">
            <text:p>41.178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0)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1.178" calcext:value-type="float">
            <text:p>41.178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0)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4.7068" calcext:value-type="float">
            <text:p>24.7068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0)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4.7068" calcext:value-type="float">
            <text:p>24.7068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0)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.3534" calcext:value-type="float">
            <text:p>12.3534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0)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.511" calcext:value-type="float">
            <text:p>10.51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(1,2)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.1178" calcext:value-type="float">
            <text:p>4.1178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0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.1178" calcext:value-type="float">
            <text:p>4.1178</text:p>
          </table:table-cell>
          <table:table-cell office:value-type="float" office:value="-8" calcext:value-type="float">
            <text:p>-8</text:p>
          </table:table-cell>
          <table:table-cell table:style-name="ce2"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(1,2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(1,2)</text:p>
          </table:table-cell>
        </table:table-row>
        <table:table-row table:style-name="ro1" table:number-rows-repeated="5"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</table:table>
      <table:table table:name="9-bit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9-bit</text:p>
          </table:table-cell>
          <table:table-cell office:value-type="string" calcext:value-type="string">
            <text:p>Power</text:p>
          </table:table-cell>
          <table:table-cell table:style-name="ce2" office:value-type="string" calcext:value-type="string">
            <text:p>Seg-1</text:p>
          </table:table-cell>
          <table:table-cell table:style-name="ce2" office:value-type="string" calcext:value-type="string">
            <text:p>Seg-2</text:p>
          </table:table-cell>
          <table:table-cell office:value-type="string" calcext:value-type="string">
            <text:p>Seg-3</text:p>
          </table:table-cell>
          <table:table-cell table:style-name="Default" office:value-type="string" calcext:value-type="string">
            <text:p>Seg-4</text:p>
          </table:table-cell>
          <table:table-cell office:value-type="string" calcext:value-type="string">
            <text:p>(Num2,Num3)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94.599" calcext:value-type="float">
            <text:p>94.599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(0,3)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94.599" calcext:value-type="float">
            <text:p>94.599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(0,3)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94.599" calcext:value-type="float">
            <text:p>94.599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(0,3)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94.599" calcext:value-type="float">
            <text:p>94.599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(0,3)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94.599" calcext:value-type="float">
            <text:p>94.599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(0,3)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94.599" calcext:value-type="float">
            <text:p>94.599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(0,3)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4.088" calcext:value-type="float">
            <text:p>84.088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(0,3)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84.088" calcext:value-type="float">
            <text:p>84.088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(0,3)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84.088" calcext:value-type="float">
            <text:p>84.088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(0,3)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63.066" calcext:value-type="float">
            <text:p>63.066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(0,3)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3.066" calcext:value-type="float">
            <text:p>63.066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(0,3)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3.9644" calcext:value-type="float">
            <text:p>53.9644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3,1)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1.533" calcext:value-type="float">
            <text:p>31.533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(0,3)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4.7068" calcext:value-type="float">
            <text:p>24.7068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3,1)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.3534" calcext:value-type="float">
            <text:p>12.3534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3,1)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.511" calcext:value-type="float">
            <text:p>10.511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(0,3)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.1178" calcext:value-type="float">
            <text:p>4.1178</text:p>
          </table:table-cell>
          <table:table-cell office:value-type="float" office:value="-9" calcext:value-type="float">
            <text:p>-9</text:p>
          </table:table-cell>
          <table:table-cell table:style-name="ce2"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3,1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.1178" calcext:value-type="float">
            <text:p>4.1178</text:p>
          </table:table-cell>
          <table:table-cell office:value-type="float" office:value="-9" calcext:value-type="float">
            <text:p>-9</text:p>
          </table:table-cell>
          <table:table-cell table:style-name="ce2" office:value-type="float" office:value="-5" calcext:value-type="float">
            <text:p>-5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3,1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(0,3)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</table:table>
      <table:table table:name="10-bit" table:style-name="ta1"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10-bit</text:p>
          </table:table-cell>
          <table:table-cell office:value-type="string" calcext:value-type="string">
            <text:p>Power</text:p>
          </table:table-cell>
          <table:table-cell table:style-name="ce2" office:value-type="string" calcext:value-type="string">
            <text:p>Seg-1</text:p>
          </table:table-cell>
          <table:table-cell table:style-name="ce2" office:value-type="string" calcext:value-type="string">
            <text:p>Seg-2</text:p>
          </table:table-cell>
          <table:table-cell table:style-name="ce2" office:value-type="string" calcext:value-type="string">
            <text:p>Seg-3</text:p>
          </table:table-cell>
          <table:table-cell table:style-name="Default" office:value-type="string" calcext:value-type="string">
            <text:p>Seg-4</text:p>
          </table:table-cell>
          <table:table-cell office:value-type="string" calcext:value-type="string">
            <text:p>Seg-5</text:p>
          </table:table-cell>
          <table:table-cell office:value-type="string" calcext:value-type="string">
            <text:p>(Num2,Num3)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02.945" calcext:value-type="float">
            <text:p>102.945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5,0)</text:p>
          </table:table-cell>
        </table:table-row>
        <table:table-row table:style-name="ro1">
          <table:table-cell table:style-name="Default" office:value-type="float" office:value="-19" calcext:value-type="float">
            <text:p>-19</text:p>
          </table:table-cell>
          <table:table-cell office:value-type="float" office:value="102.945" calcext:value-type="float">
            <text:p>102.945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5,0)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02.945" calcext:value-type="float">
            <text:p>102.945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5,0)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02.945" calcext:value-type="float">
            <text:p>102.945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5,0)</text:p>
          </table:table-cell>
        </table:table-row>
        <table:table-row table:style-name="ro1">
          <table:table-cell table:style-name="Default" office:value-type="float" office:value="-16" calcext:value-type="float">
            <text:p>-16</text:p>
          </table:table-cell>
          <table:table-cell office:value-type="float" office:value="98.8272" calcext:value-type="float">
            <text:p>98.827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5,0)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98.8272" calcext:value-type="float">
            <text:p>98.827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5,0)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90.5916" calcext:value-type="float">
            <text:p>90.5916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5,0)</text:p>
          </table:table-cell>
        </table:table-row>
        <table:table-row table:style-name="ro1">
          <table:table-cell table:style-name="Default" office:value-type="float" office:value="-13" calcext:value-type="float">
            <text:p>-13</text:p>
          </table:table-cell>
          <table:table-cell office:value-type="float" office:value="90.5916" calcext:value-type="float">
            <text:p>90.5916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5,0)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78.2382" calcext:value-type="float">
            <text:p>78.238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5,0)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78.2382" calcext:value-type="float">
            <text:p>78.238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5,0)</text:p>
          </table:table-cell>
        </table:table-row>
        <table:table-row table:style-name="ro1">
          <table:table-cell table:style-name="Default" office:value-type="float" office:value="-10" calcext:value-type="float">
            <text:p>-10</text:p>
          </table:table-cell>
          <table:table-cell office:value-type="float" office:value="61.767" calcext:value-type="float">
            <text:p>61.767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5,0)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61.767" calcext:value-type="float">
            <text:p>61.767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5,0)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1.178" calcext:value-type="float">
            <text:p>41.178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5,0)</text:p>
          </table:table-cell>
        </table:table-row>
        <table:table-row table:style-name="ro1">
          <table:table-cell table:style-name="Default" office:value-type="float" office:value="-7" calcext:value-type="float">
            <text:p>-7</text:p>
          </table:table-cell>
          <table:table-cell office:value-type="float" office:value="41.178" calcext:value-type="float">
            <text:p>41.178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5,0)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4.7068" calcext:value-type="float">
            <text:p>24.7068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5,0)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4.7068" calcext:value-type="float">
            <text:p>24.7068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5,0)</text:p>
          </table:table-cell>
        </table:table-row>
        <table:table-row table:style-name="ro1">
          <table:table-cell table:style-name="Default" office:value-type="float" office:value="-4" calcext:value-type="float">
            <text:p>-4</text:p>
          </table:table-cell>
          <table:table-cell office:value-type="float" office:value="12.3534" calcext:value-type="float">
            <text:p>12.3534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5,0)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.511" calcext:value-type="float">
            <text:p>10.5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table:style-name="Default"/>
          <table:table-cell office:value-type="string" calcext:value-type="string">
            <text:p>(2,2)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.1178" calcext:value-type="float">
            <text:p>4.1178</text:p>
          </table:table-cell>
          <table:table-cell office:value-type="float" office:value="-10" calcext:value-type="float">
            <text:p>-10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(2,2)</text:p>
          </table:table-cell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office:value-type="float" office:value="4.1178" calcext:value-type="float">
            <text:p>4.1178</text:p>
          </table:table-cell>
          <table:table-cell office:value-type="float" office:value="-10" calcext:value-type="float">
            <text:p>-10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(2,2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(2,2)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3"/>
        </table:table-row>
      </table:table>
      <table:table table:name="11-bit" table:style-name="ta1"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11-bit</text:p>
          </table:table-cell>
          <table:table-cell office:value-type="string" calcext:value-type="string">
            <text:p>Power</text:p>
          </table:table-cell>
          <table:table-cell table:style-name="ce2" office:value-type="string" calcext:value-type="string">
            <text:p>Seg-1</text:p>
          </table:table-cell>
          <table:table-cell table:style-name="ce2" office:value-type="string" calcext:value-type="string">
            <text:p>Seg-2</text:p>
          </table:table-cell>
          <table:table-cell table:style-name="ce2" office:value-type="string" calcext:value-type="string">
            <text:p>Seg-3</text:p>
          </table:table-cell>
          <table:table-cell office:value-type="string" calcext:value-type="string">
            <text:p>Seg-4</text:p>
          </table:table-cell>
          <table:table-cell office:value-type="string" calcext:value-type="string">
            <text:p>Seg-5</text:p>
          </table:table-cell>
          <table:table-cell office:value-type="string" calcext:value-type="string">
            <text:p>(Num2,Num3)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60.4838" calcext:value-type="float">
            <text:p>160.4838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60.4838" calcext:value-type="float">
            <text:p>160.4838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60.4838" calcext:value-type="float">
            <text:p>160.4838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60.4838" calcext:value-type="float">
            <text:p>160.4838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56.366" calcext:value-type="float">
            <text:p>156.366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56.366" calcext:value-type="float">
            <text:p>156.366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48.1304" calcext:value-type="float">
            <text:p>148.1304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48.1304" calcext:value-type="float">
            <text:p>148.1304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35.344" calcext:value-type="float">
            <text:p>135.344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27.1084" calcext:value-type="float">
            <text:p>127.1084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6.5974" calcext:value-type="float">
            <text:p>116.5974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03.811" calcext:value-type="float">
            <text:p>103.8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93.733" calcext:value-type="float">
            <text:p>93.733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4.5534" calcext:value-type="float">
            <text:p>74.5534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2.2" calcext:value-type="float">
            <text:p>62.2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1.178" calcext:value-type="float">
            <text:p>41.178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4.7068" calcext:value-type="float">
            <text:p>24.7068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4.7068" calcext:value-type="float">
            <text:p>24.7068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.3534" calcext:value-type="float">
            <text:p>12.3534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.511" calcext:value-type="float">
            <text:p>10.5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(1,3)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.1178" calcext:value-type="float">
            <text:p>4.1178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4,1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.1178" calcext:value-type="float">
            <text:p>4.1178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(1,3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(1,3)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</table:table>
      <table:table table:name="12-bit" table:style-name="ta1">
        <table:table-column table:style-name="co1" table:number-columns-repeated="2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12-bit</text:p>
          </table:table-cell>
          <table:table-cell office:value-type="string" calcext:value-type="string">
            <text:p>Power</text:p>
          </table:table-cell>
          <table:table-cell table:style-name="ce2" office:value-type="string" calcext:value-type="string">
            <text:p>Seg-1</text:p>
          </table:table-cell>
          <table:table-cell table:style-name="ce2" office:value-type="string" calcext:value-type="string">
            <text:p>Seg-2</text:p>
          </table:table-cell>
          <table:table-cell table:style-name="ce2" office:value-type="string" calcext:value-type="string">
            <text:p>Seg-3</text:p>
          </table:table-cell>
          <table:table-cell office:value-type="string" calcext:value-type="string">
            <text:p>Seg-4</text:p>
          </table:table-cell>
          <table:table-cell table:style-name="ce2" office:value-type="string" calcext:value-type="string">
            <text:p>Seg-5</text:p>
          </table:table-cell>
          <table:table-cell office:value-type="string" calcext:value-type="string">
            <text:p>Seg-6</text:p>
          </table:table-cell>
          <table:table-cell office:value-type="string" calcext:value-type="string">
            <text:p>(Num2,Num3)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48.2408" calcext:value-type="float">
            <text:p>148.2408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6,0)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48.2408" calcext:value-type="float">
            <text:p>148.2408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6,0)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48.2408" calcext:value-type="float">
            <text:p>148.2408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6,0)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48.2408" calcext:value-type="float">
            <text:p>148.2408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6,0)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44.123" calcext:value-type="float">
            <text:p>144.123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6,0)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44.123" calcext:value-type="float">
            <text:p>144.123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6,0)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35.8874" calcext:value-type="float">
            <text:p>135.8874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6,0)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35.8874" calcext:value-type="float">
            <text:p>135.8874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6,0)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23.534" calcext:value-type="float">
            <text:p>123.534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6,0)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23.534" calcext:value-type="float">
            <text:p>123.534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6,0)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07.0628" calcext:value-type="float">
            <text:p>107.0628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6,0)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07.0628" calcext:value-type="float">
            <text:p>107.0628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6,0)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6.4738" calcext:value-type="float">
            <text:p>86.4738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6,0)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86.4738" calcext:value-type="float">
            <text:p>86.4738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6,0)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61.767" calcext:value-type="float">
            <text:p>61.767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6,0)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61.767" calcext:value-type="float">
            <text:p>61.767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6,0)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1.178" calcext:value-type="float">
            <text:p>41.178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6,0)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1.178" calcext:value-type="float">
            <text:p>41.178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6,0)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4.7068" calcext:value-type="float">
            <text:p>24.7068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6,0)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4.7068" calcext:value-type="float">
            <text:p>24.7068</text:p>
          </table:table-cell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(3,2)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.3534" calcext:value-type="float">
            <text:p>12.3534</text:p>
          </table:table-cell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(3,2)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.511" calcext:value-type="float">
            <text:p>10.511</text:p>
          </table:table-cell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(0,4)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.1178" calcext:value-type="float">
            <text:p>4.1178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(3,2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.1178" calcext:value-type="float">
            <text:p>4.1178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(3,2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(0,4)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/>
    <style:font-face style:name="思源黑体" svg:font-family="思源黑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体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SC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思源黑体" style:font-family-asian="思源黑体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¥</number:text>
      <number:number number:decimal-places="0" number:min-decimal-places="0" number:min-integer-digits="1" number:grouping="true"/>
    </number:number-style>
    <number:number-style style:name="N117">
      <number:text>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number:min-decimal-places="2" number:min-integer-digits="1" number:grouping="true"/>
    </number:number-style>
    <number:number-style style:name="N120">
      <number:text>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5P2" style:volatile="true">
      <number:text loext:blank-width-char=" "> </number:text>
      <number:fill-character> </number:fill-character>
      <number:text>- _ </number:text>
    </number:number-style>
    <number:text-style style:name="N135">
      <number:text loext:blank-width-char=" "> </number:text>
      <number:text-content/>
      <number:text loext:blank-width-char=" 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 "> ¥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9P1" style:volatile="true">
      <number:text loext:blank-width-char=" "> ¥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9P2" style:volatile="true">
      <number:text loext:blank-width-char=" "> ¥</number:text>
      <number:fill-character> </number:fill-character>
      <number:text>- _ </number:text>
    </number:number-style>
    <number:text-style style:name="N139">
      <number:text loext:blank-width-char=" "> </number:text>
      <number:text-content/>
      <number:text loext:blank-width-char=" 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43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43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43">
      <number:text loext:blank-width-char=" "> </number:text>
      <number:text-content/>
      <number:text loext:blank-width-char=" 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 "> ¥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47P1" style:volatile="true">
      <number:text loext:blank-width-char=" "> ¥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47P2" style:volatile="true">
      <number:text loext:blank-width-char=" 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47">
      <number:text loext:blank-width-char=" "> </number:text>
      <number:text-content/>
      <number:text loext:blank-width-char=" 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text loext:blank-width-char=" "> ￥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55P1" style:volatile="true">
      <number:text loext:blank-width-char=" "> ￥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55P2" style:volatile="true">
      <number:text loext:blank-width-char=" "> ￥</number:text>
      <number:fill-character> </number:fill-character>
      <number:text>- _ </number:text>
    </number:number-style>
    <number:text-style style:name="N155">
      <number:text loext:blank-width-char=" "> </number:text>
      <number:text-content/>
      <number:text loext:blank-width-char=" 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 "> ￥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59P1" style:volatile="true">
      <number:text loext:blank-width-char=" "> ￥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59P2" style:volatile="true">
      <number:text loext:blank-width-char=" "> 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59">
      <number:text loext:blank-width-char=" 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2" number:min-decimal-places="2" number:min-integer-digits="1"/>
      <number:text loext:blank-width-char=" "> 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071cm"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00/00/00</text:date>, <text:time style:data-style-name="N2" text:time-value="07:39:29.47700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查找表的结果" style:display-name="PageStyle_查找表的结果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查找表的结果_20_1" style:display-name="PageStyle_查找表的结果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查找表的结果_20_2" style:display-name="PageStyle_查找表的结果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查找表的结果_20_3" style:display-name="PageStyle_查找表的结果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查找表的结果_20_4" style:display-name="PageStyle_查找表的结果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查找表的结果_20_5" style:display-name="PageStyle_查找表的结果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查找表的结果_20_6" style:display-name="PageStyle_查找表的结果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查找表的结果_20_7" style:display-name="PageStyle_查找表的结果 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查找表的结果_20_8" style:display-name="PageStyle_查找表的结果 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查找表的结果_20_9" style:display-name="PageStyle_查找表的结果 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查找表的结果_20_10" style:display-name="PageStyle_查找表的结果 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查找表的结果_20_11" style:display-name="PageStyle_查找表的结果 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0T06:58:23.491000000</meta:creation-date>
    <dc:date>2025-05-10T07:40:00.988000000</dc:date>
    <meta:editing-duration>PT41M18S</meta:editing-duration>
    <meta:editing-cycles>15</meta:editing-cycles>
    <meta:generator>LibreOffice/24.2.5.2$Windows_X86_64 LibreOffice_project/bffef4ea93e59bebbeaf7f431bb02b1a39ee8a59</meta:generator>
    <meta:document-statistic meta:table-count="8" meta:cell-count="1074" meta:object-count="0"/>
  </office:meta>
</office:document-meta>
</file>